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ca150a" officeooo:paragraph-rsid="01ca150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9b4e07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185e0" officeooo:paragraph-rsid="01b185e0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82f3c" officeooo:paragraph-rsid="01c82f3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82f3c" officeooo:paragraph-rsid="01cc76f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7b323" officeooo:paragraph-rsid="01c82f3c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c76f9" officeooo:paragraph-rsid="01cc76f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ce537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b7e788" officeooo:paragraph-rsid="01ad8ff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8f411d" officeooo:paragraph-rsid="019b4e07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4af69" officeooo:paragraph-rsid="01cc76f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d13474" style:font-size-asian="10pt" style:font-style-asian="normal" style:font-size-complex="10pt" style:font-style-complex="normal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officeooo:rsid="01c82f3c" style:font-style-asian="normal" style:font-style-complex="normal"/>
    </style:style>
    <style:style style:name="T4" style:family="text">
      <style:text-properties fo:font-style="normal" officeooo:rsid="01cc76f9" style:font-style-asian="normal" style:font-style-complex="normal"/>
    </style:style>
    <style:style style:name="T5" style:family="text">
      <style:text-properties fo:font-style="normal" fo:font-weight="bold" officeooo:rsid="01c82f3c" style:font-style-asian="normal" style:font-weight-asian="bold" style:font-style-complex="normal" style:font-weight-complex="bold"/>
    </style:style>
    <style:style style:name="T6" style:family="text">
      <style:text-properties officeooo:rsid="01ceb28c"/>
    </style:style>
    <style:style style:name="T7" style:family="text">
      <style:text-properties officeooo:rsid="00840c47"/>
    </style:style>
    <style:style style:name="T8" style:family="text">
      <style:text-properties officeooo:rsid="01d32b0c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ufgabe</text:p>
      <text:p text:style-name="P4"/>
      <text:p text:style-name="P6">Öffne das austeilte BlueJ-Projekt. <text:span text:style-name="T2">Kommentiere</text:span> die Klassen Sprite und Game.</text:p>
      <text:p text:style-name="P6">Versetze dich dabei in die Lage von jemand, der deinen Quellcode nicht kennt und ihn benutzen will, z.B. ein anderer Programmierer → was muss dieser Programmierer wissen?</text:p>
      <text:p text:style-name="P5"/>
      <text:list xml:id="list38839196" text:style-name="L1">
        <text:list-item>
          <text:p text:style-name="P13"><text:span text:style-name="T3">Schreibe jeweils oberhalb der </text:span><text:span text:style-name="T5">Klasse</text:span><text:span text:style-name="T3"> einen mehrzeiligen Kommentar mit einer kurzen Beschreibung der Klasse (welche Art von Objekten wird damit erzeugt?). <text:line-break/>Gib außerdem deinen Namen und das Datum an.</text:span></text:p>
        </text:list-item>
      </text:list>
      <text:p text:style-name="P7"/>
      <text:list xml:id="list195028375453878" text:continue-numbering="true" text:style-name="L1">
        <text:list-item>
          <text:p text:style-name="P13"><text:span text:style-name="T3">Schreibe zu jedem </text:span><text:span text:style-name="T5">Attribut</text:span><text:span text:style-name="T3"> einen einzeiligen Kommentar (kurze Kommentare rechts neben dem Attribut). </text:span><text:span text:style-name="T4">Attribute brauchst du nicht aufwendig zu kommentieren. Für andere Programmierer wichtige Details schreibe lieber über die set-Methoden, die die Werte dieser Attribute setzen.</text:span></text:p>
        </text:list-item>
      </text:list>
      <text:p text:style-name="P9"/>
      <text:list xml:id="list195029184307125" text:continue-numbering="true" text:style-name="L1">
        <text:list-item>
          <text:p text:style-name="P13"><text:span text:style-name="T3">Schreibe oberhalb jeder </text:span><text:span text:style-name="T5">Methode</text:span><text:span text:style-name="T3"> einen mehrzeiligen Kommentar mit einer kurzen Beschreibung der Methode. Erläutere </text:span><text:span text:style-name="T4">ggf.</text:span><text:span text:style-name="T3"> auch die Parameter (was muss beim Aufruf der Methode eingesetzt werden?). </text:span><text:span text:style-name="T4">Zu den set-Methoden schreibe, was andere Programmierer über die Attribute wissen müssen, deren Werte mit der Methode gesetzt werden.</text:span></text:p>
        </text:list-item>
      </text:list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draw:frame text:anchor-type="paragraph" draw:z-index="0" draw:name="Form1" draw:style-name="gr1" draw:text-style-name="P15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7">pothmann.de</text:span></text:a></text:p>
      <text:p text:style-name="P10">Freigegeben unter <text:a xlink:type="simple" xlink:href="https://creativecommons.org/licenses/by-nc-sa/4.0/" text:style-name="Internet_20_link" text:visited-style-name="Visited_20_Internet_20_Link">CC BY-NC-SA 4.0</text:a>, <text:span text:style-name="T6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ca150a" officeooo:paragraph-rsid="01ca150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d32b0c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Kommentar<text:span text:style-name="MT1">e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4T19:50:27.466000000</dc:date>
    <meta:editing-duration>P4DT6H59M42S</meta:editing-duration>
    <meta:editing-cycles>320</meta:editing-cycles>
    <meta:generator>LibreOffice/6.2.5.2$Windows_X86_64 LibreOffice_project/1ec314fa52f458adc18c4f025c545a4e8b22c159</meta:generator>
    <meta:document-statistic meta:table-count="1" meta:image-count="0" meta:object-count="0" meta:page-count="1" meta:paragraph-count="10" meta:word-count="165" meta:character-count="1167" meta:non-whitespace-character-count="1012"/>
  </office:meta>
</office:document-meta>
</file>